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text-underline-style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1 Tests'.D8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17:.H17])" style:apply-style-name="Good" style:base-cell-address="'Round 1 Tests'.D1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26:.H26])" style:apply-style-name="Good" style:base-cell-address="'Round 1 Tests'.D2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43:.H43])" style:apply-style-name="Good" style:base-cell-address="'Round 1 Tests'.D43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52:.H52])" style:apply-style-name="Good" style:base-cell-address="'Round 1 Tests'.D52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1 Tests'.D8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17:.H17])" style:apply-style-name="Good" style:base-cell-address="'Round 1 Tests'.D17"/>
    </style:style>
    <style:style style:name="ce2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26:.H26])" style:apply-style-name="Good" style:base-cell-address="'Round 1 Tests'.D26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43:.H43])" style:apply-style-name="Good" style:base-cell-address="'Round 1 Tests'.D43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52:.H52])" style:apply-style-name="Good" style:base-cell-address="'Round 1 Tests'.D52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1 Tests'.I4"/>
    </style:style>
    <style:style style:name="ce2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13:.I16])" style:apply-style-name="Good" style:base-cell-address="'Round 1 Tests'.I13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22:.I25])" style:apply-style-name="Good" style:base-cell-address="'Round 1 Tests'.I22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31:.I33])" style:apply-style-name="Good" style:base-cell-address="'Round 1 Tests'.I31"/>
    </style:style>
    <style:style style:name="ce32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39:.I42])" style:apply-style-name="Good" style:base-cell-address="'Round 1 Tests'.I39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8:.I51])" style:apply-style-name="Good" style:base-cell-address="'Round 1 Tests'.I48"/>
    </style:style>
    <style:style style:name="ce35" style:family="table-cell" style:parent-style-name="Default">
      <style:text-properties fo:font-style="normal" style:font-style-asian="normal" style:font-style-complex="normal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cell-content()=MIN([.D8:.H8])" style:apply-style-name="Good" style:base-cell-address="'Round 2 Tests'.D8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31:.I33])" style:apply-style-name="Good" style:base-cell-address="'Round 2 Tests'.I31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  <style:map style:condition="cell-content()=MIN([.I4:.I7])" style:apply-style-name="Good" style:base-cell-address="'Round 2 Tests'.I4"/>
    </style:style>
  </office:automatic-styles>
  <office:body>
    <office:spreadsheet>
      <table:calculation-settings table:automatic-find-labels="false" table:use-regular-expressions="false" table:use-wildcards="true"/>
      <table:table table:name="Round 1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column table:style-name="co4" table:default-cell-style-name="ce24"/>
        <table:table-column table:style-name="co5" table:default-cell-style-name="Default"/>
        <table:table-column table:style-name="co4" table:default-cell-style-name="ce35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1</text:p>
          </table:table-cell>
          <table:table-cell table:style-name="ce8"/>
          <table:table-cell table:style-name="ce11" table:number-columns-repeated="5"/>
          <table:table-cell table:style-name="ce2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39163089356485" calcext:value-type="float">
            <text:p>5.39163089356485</text:p>
          </table:table-cell>
          <table:table-cell table:style-name="ce13" office:value-type="float" office:value="5.3903829978194" calcext:value-type="float">
            <text:p>5.3903829978194</text:p>
          </table:table-cell>
          <table:table-cell table:style-name="ce13" office:value-type="float" office:value="5.39004176148463" calcext:value-type="float">
            <text:p>5.39004176148463</text:p>
          </table:table-cell>
          <table:table-cell table:style-name="ce13" office:value-type="float" office:value="5.39088503724285" calcext:value-type="float">
            <text:p>5.39088503724285</text:p>
          </table:table-cell>
          <table:table-cell table:style-name="ce13" office:value-type="float" office:value="5.39057076009055" calcext:value-type="float">
            <text:p>5.39057076009055</text:p>
          </table:table-cell>
          <table:table-cell table:style-name="ce27" table:formula="of:=AVERAGE([.D4:.H4])" office:value-type="float" office:value="5.39070229004046" calcext:value-type="float">
            <text:p>5.39070229004046</text:p>
          </table:table-cell>
          <table:table-cell/>
          <table:table-cell table:formula="of:=MIN([.I4:.I7])" office:value-type="float" office:value="5.39069433977486" calcext:value-type="float">
            <text:p>5.39069433977486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39177577800383" calcext:value-type="float">
            <text:p>5.39177577800383</text:p>
          </table:table-cell>
          <table:table-cell table:style-name="ce13" office:value-type="float" office:value="5.39022630723478" calcext:value-type="float">
            <text:p>5.39022630723478</text:p>
          </table:table-cell>
          <table:table-cell table:style-name="ce13" office:value-type="float" office:value="5.39002925962713" calcext:value-type="float">
            <text:p>5.39002925962713</text:p>
          </table:table-cell>
          <table:table-cell table:style-name="ce13" office:value-type="float" office:value="5.3908850538231" calcext:value-type="float">
            <text:p>5.3908850538231</text:p>
          </table:table-cell>
          <table:table-cell table:style-name="ce13" office:value-type="float" office:value="5.39055530018549" calcext:value-type="float">
            <text:p>5.39055530018549</text:p>
          </table:table-cell>
          <table:table-cell table:style-name="ce27" table:formula="of:=AVERAGE([.D5:.H5])" office:value-type="float" office:value="5.39069433977486" calcext:value-type="float">
            <text:p>5.3906943397748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39216653537206" calcext:value-type="float">
            <text:p>5.39216653537206</text:p>
          </table:table-cell>
          <table:table-cell table:style-name="ce13" office:value-type="float" office:value="5.39040404451659" calcext:value-type="float">
            <text:p>5.39040404451659</text:p>
          </table:table-cell>
          <table:table-cell table:style-name="ce13" office:value-type="float" office:value="5.39003062912513" calcext:value-type="float">
            <text:p>5.39003062912513</text:p>
          </table:table-cell>
          <table:table-cell table:style-name="ce13" office:value-type="float" office:value="5.39089435740892" calcext:value-type="float">
            <text:p>5.39089435740892</text:p>
          </table:table-cell>
          <table:table-cell table:style-name="ce13" office:value-type="float" office:value="5.39057059473733" calcext:value-type="float">
            <text:p>5.39057059473733</text:p>
          </table:table-cell>
          <table:table-cell table:style-name="ce27" table:formula="of:=AVERAGE([.D6:.H6])" office:value-type="float" office:value="5.39081323223201" calcext:value-type="float">
            <text:p>5.390813232232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39281210968227" calcext:value-type="float">
            <text:p>5.39281210968227</text:p>
          </table:table-cell>
          <table:table-cell table:style-name="ce13" office:value-type="float" office:value="5.39026874882075" calcext:value-type="float">
            <text:p>5.39026874882075</text:p>
          </table:table-cell>
          <table:table-cell table:style-name="ce13" office:value-type="float" office:value="5.39003122828727" calcext:value-type="float">
            <text:p>5.39003122828727</text:p>
          </table:table-cell>
          <table:table-cell table:style-name="ce13" office:value-type="float" office:value="5.3909078830069" calcext:value-type="float">
            <text:p>5.3909078830069</text:p>
          </table:table-cell>
          <table:table-cell table:style-name="ce13" office:value-type="float" office:value="5.39055264122228" calcext:value-type="float">
            <text:p>5.39055264122228</text:p>
          </table:table-cell>
          <table:table-cell table:style-name="ce27" table:formula="of:=AVERAGE([.D7:.H7])" office:value-type="float" office:value="5.3909145222039" calcext:value-type="float">
            <text:p>5.3909145222039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4" table:formula="of:=AVERAGE([.D4:.D7])" office:value-type="float" office:value="5.39209632915575" calcext:value-type="float">
            <text:p>5.39209632915575</text:p>
          </table:table-cell>
          <table:table-cell table:style-name="ce14" table:formula="of:=AVERAGE([.E4:.E7])" office:value-type="float" office:value="5.39032052459788" calcext:value-type="float">
            <text:p>5.39032052459788</text:p>
          </table:table-cell>
          <table:table-cell table:style-name="ce19" table:formula="of:=AVERAGE([.F4:.F7])" office:value-type="float" office:value="5.39003321963104" calcext:value-type="float">
            <text:p>5.39003321963104</text:p>
          </table:table-cell>
          <table:table-cell table:style-name="ce14" table:formula="of:=AVERAGE([.G4:.G7])" office:value-type="float" office:value="5.39089308287044" calcext:value-type="float">
            <text:p>5.39089308287044</text:p>
          </table:table-cell>
          <table:table-cell table:style-name="ce14" table:formula="of:=AVERAGE([.H4:.H7])" office:value-type="float" office:value="5.39056232405891" calcext:value-type="float">
            <text:p>5.39056232405891</text:p>
          </table:table-cell>
          <table:table-cell table:style-name="ce28" table:formula="of:=AVERAGE([.I4:.I7])" office:value-type="float" office:value="5.39078109606281" calcext:value-type="float">
            <text:p>5.39078109606281</text:p>
          </table:table-cell>
          <table:table-cell/>
          <table:table-cell table:formula="of:=MIN([.D8:.H8])" office:value-type="float" office:value="5.39003321963104" calcext:value-type="float">
            <text:p>5.3900332196310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6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40560394602635" calcext:value-type="float">
            <text:p>5.40560394602635</text:p>
          </table:table-cell>
          <table:table-cell table:style-name="ce13" office:value-type="float" office:value="5.40452701899642" calcext:value-type="float">
            <text:p>5.40452701899642</text:p>
          </table:table-cell>
          <table:table-cell table:style-name="ce13" office:value-type="float" office:value="5.40718334086057" calcext:value-type="float">
            <text:p>5.40718334086057</text:p>
          </table:table-cell>
          <table:table-cell table:style-name="ce13" office:value-type="float" office:value="5.40187136574025" calcext:value-type="float">
            <text:p>5.40187136574025</text:p>
          </table:table-cell>
          <table:table-cell table:style-name="ce13" office:value-type="float" office:value="5.40433686927788" calcext:value-type="float">
            <text:p>5.40433686927788</text:p>
          </table:table-cell>
          <table:table-cell table:style-name="ce29" table:formula="of:=AVERAGE([.D13:.H13])" office:value-type="float" office:value="5.40470450818029" calcext:value-type="float">
            <text:p>5.40470450818029</text:p>
          </table:table-cell>
          <table:table-cell/>
          <table:table-cell table:formula="of:=MIN([.I13:.I16])" office:value-type="float" office:value="5.40470450818029" calcext:value-type="float">
            <text:p>5.40470450818029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40955087531582" calcext:value-type="float">
            <text:p>5.40955087531582</text:p>
          </table:table-cell>
          <table:table-cell table:style-name="ce13" office:value-type="float" office:value="5.42043849499681" calcext:value-type="float">
            <text:p>5.42043849499681</text:p>
          </table:table-cell>
          <table:table-cell table:style-name="ce13" office:value-type="float" office:value="5.42087499581117" calcext:value-type="float">
            <text:p>5.42087499581117</text:p>
          </table:table-cell>
          <table:table-cell table:style-name="ce13" office:value-type="float" office:value="5.40793582283169" calcext:value-type="float">
            <text:p>5.40793582283169</text:p>
          </table:table-cell>
          <table:table-cell table:style-name="ce13" office:value-type="float" office:value="5.41177848371084" calcext:value-type="float">
            <text:p>5.41177848371084</text:p>
          </table:table-cell>
          <table:table-cell table:style-name="ce29" table:formula="of:=AVERAGE([.D14:.H14])" office:value-type="float" office:value="5.41411573453327" calcext:value-type="float">
            <text:p>5.4141157345332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42013733142123" calcext:value-type="float">
            <text:p>5.42013733142123</text:p>
          </table:table-cell>
          <table:table-cell table:style-name="ce13" office:value-type="float" office:value="5.43247330044079" calcext:value-type="float">
            <text:p>5.43247330044079</text:p>
          </table:table-cell>
          <table:table-cell table:style-name="ce13" office:value-type="float" office:value="5.4228372492611" calcext:value-type="float">
            <text:p>5.4228372492611</text:p>
          </table:table-cell>
          <table:table-cell table:style-name="ce13" office:value-type="float" office:value="5.42109742375167" calcext:value-type="float">
            <text:p>5.42109742375167</text:p>
          </table:table-cell>
          <table:table-cell table:style-name="ce13" office:value-type="float" office:value="5.42218681639829" calcext:value-type="float">
            <text:p>5.42218681639829</text:p>
          </table:table-cell>
          <table:table-cell table:style-name="ce29" table:formula="of:=AVERAGE([.D15:.H15])" office:value-type="float" office:value="5.42374642425462" calcext:value-type="float">
            <text:p>5.4237464242546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42006005268191" calcext:value-type="float">
            <text:p>5.42006005268191</text:p>
          </table:table-cell>
          <table:table-cell table:style-name="ce13" office:value-type="float" office:value="5.43200016839627" calcext:value-type="float">
            <text:p>5.43200016839627</text:p>
          </table:table-cell>
          <table:table-cell table:style-name="ce13" office:value-type="float" office:value="5.42662016733205" calcext:value-type="float">
            <text:p>5.42662016733205</text:p>
          </table:table-cell>
          <table:table-cell table:style-name="ce13" office:value-type="float" office:value="5.42094173677804" calcext:value-type="float">
            <text:p>5.42094173677804</text:p>
          </table:table-cell>
          <table:table-cell table:style-name="ce13" office:value-type="float" office:value="5.42246141391116" calcext:value-type="float">
            <text:p>5.42246141391116</text:p>
          </table:table-cell>
          <table:table-cell table:style-name="ce29" table:formula="of:=AVERAGE([.D16:.H16])" office:value-type="float" office:value="5.42441670781989" calcext:value-type="float">
            <text:p>5.42441670781989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5" table:formula="of:=AVERAGE([.D13:.D16])" office:value-type="float" office:value="5.41383805136133" calcext:value-type="float">
            <text:p>5.41383805136133</text:p>
          </table:table-cell>
          <table:table-cell table:style-name="ce15" table:formula="of:=AVERAGE([.E13:.E16])" office:value-type="float" office:value="5.42235974570757" calcext:value-type="float">
            <text:p>5.42235974570757</text:p>
          </table:table-cell>
          <table:table-cell table:style-name="ce20" table:formula="of:=AVERAGE([.F13:.F16])" office:value-type="float" office:value="5.41937893831622" calcext:value-type="float">
            <text:p>5.41937893831622</text:p>
          </table:table-cell>
          <table:table-cell table:style-name="ce15" table:formula="of:=AVERAGE([.G13:.G16])" office:value-type="float" office:value="5.41296158727541" calcext:value-type="float">
            <text:p>5.41296158727541</text:p>
          </table:table-cell>
          <table:table-cell table:style-name="ce15" table:formula="of:=AVERAGE([.H13:.H16])" office:value-type="float" office:value="5.41519089582454" calcext:value-type="float">
            <text:p>5.41519089582454</text:p>
          </table:table-cell>
          <table:table-cell table:style-name="ce28" table:formula="of:=AVERAGE([.I13:.I16])" office:value-type="float" office:value="5.41674584369702" calcext:value-type="float">
            <text:p>5.41674584369702</text:p>
          </table:table-cell>
          <table:table-cell/>
          <table:table-cell table:formula="of:=MIN([.D17:.H17])" office:value-type="float" office:value="5.41296158727541" calcext:value-type="float">
            <text:p>5.4129615872754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31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office:value-type="float" office:value="5.40047141615195" calcext:value-type="float">
            <text:p>5.40047141615195</text:p>
          </table:table-cell>
          <table:table-cell table:style-name="ce13" office:value-type="float" office:value="5.41305039034647" calcext:value-type="float">
            <text:p>5.41305039034647</text:p>
          </table:table-cell>
          <table:table-cell table:style-name="ce13" office:value-type="float" office:value="5.4073028631822" calcext:value-type="float">
            <text:p>5.4073028631822</text:p>
          </table:table-cell>
          <table:table-cell table:style-name="ce13" office:value-type="float" office:value="5.39576819403733" calcext:value-type="float">
            <text:p>5.39576819403733</text:p>
          </table:table-cell>
          <table:table-cell table:style-name="ce13" office:value-type="float" office:value="5.40803352409999" calcext:value-type="float">
            <text:p>5.40803352409999</text:p>
          </table:table-cell>
          <table:table-cell table:style-name="ce30" table:formula="of:=AVERAGE([.D22:.H22])" office:value-type="float" office:value="5.40492527756359" calcext:value-type="float">
            <text:p>5.40492527756359</text:p>
          </table:table-cell>
          <table:table-cell/>
          <table:table-cell table:formula="of:=MIN([.I22:.I25])" office:value-type="float" office:value="5.40492527756359" calcext:value-type="float">
            <text:p>5.40492527756359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office:value-type="float" office:value="5.42556794858225" calcext:value-type="float">
            <text:p>5.42556794858225</text:p>
          </table:table-cell>
          <table:table-cell table:style-name="ce13" office:value-type="float" office:value="5.4221673316985" calcext:value-type="float">
            <text:p>5.4221673316985</text:p>
          </table:table-cell>
          <table:table-cell table:style-name="ce13" office:value-type="float" office:value="5.43814814738667" calcext:value-type="float">
            <text:p>5.43814814738667</text:p>
          </table:table-cell>
          <table:table-cell table:style-name="ce13" office:value-type="float" office:value="5.43156421070964" calcext:value-type="float">
            <text:p>5.43156421070964</text:p>
          </table:table-cell>
          <table:table-cell table:style-name="ce13" office:value-type="float" office:value="5.41879641724594" calcext:value-type="float">
            <text:p>5.41879641724594</text:p>
          </table:table-cell>
          <table:table-cell table:style-name="ce30" table:formula="of:=AVERAGE([.D23:.H23])" office:value-type="float" office:value="5.4272488111246" calcext:value-type="float">
            <text:p>5.42724881112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office:value-type="float" office:value="5.4195321440159" calcext:value-type="float">
            <text:p>5.4195321440159</text:p>
          </table:table-cell>
          <table:table-cell table:style-name="ce13" office:value-type="float" office:value="5.44006220563578" calcext:value-type="float">
            <text:p>5.44006220563578</text:p>
          </table:table-cell>
          <table:table-cell table:style-name="ce13" office:value-type="float" office:value="5.43616360444547" calcext:value-type="float">
            <text:p>5.43616360444547</text:p>
          </table:table-cell>
          <table:table-cell table:style-name="ce13" office:value-type="float" office:value="5.43993198796097" calcext:value-type="float">
            <text:p>5.43993198796097</text:p>
          </table:table-cell>
          <table:table-cell table:style-name="ce13" office:value-type="float" office:value="5.45283011678961" calcext:value-type="float">
            <text:p>5.45283011678961</text:p>
          </table:table-cell>
          <table:table-cell table:style-name="ce30" table:formula="of:=AVERAGE([.D24:.H24])" office:value-type="float" office:value="5.43770401176955" calcext:value-type="float">
            <text:p>5.4377040117695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office:value-type="float" office:value="5.43550178139166" calcext:value-type="float">
            <text:p>5.43550178139166</text:p>
          </table:table-cell>
          <table:table-cell table:style-name="ce13" office:value-type="float" office:value="5.43747660341287" calcext:value-type="float">
            <text:p>5.43747660341287</text:p>
          </table:table-cell>
          <table:table-cell table:style-name="ce13" office:value-type="float" office:value="5.42403615763145" calcext:value-type="float">
            <text:p>5.42403615763145</text:p>
          </table:table-cell>
          <table:table-cell table:style-name="ce13" office:value-type="float" office:value="5.45948544497788" calcext:value-type="float">
            <text:p>5.45948544497788</text:p>
          </table:table-cell>
          <table:table-cell table:style-name="ce13" office:value-type="float" office:value="5.44477786175633" calcext:value-type="float">
            <text:p>5.44477786175633</text:p>
          </table:table-cell>
          <table:table-cell table:style-name="ce30" table:formula="of:=AVERAGE([.D25:.H25])" office:value-type="float" office:value="5.44025556983404" calcext:value-type="float">
            <text:p>5.44025556983404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6" table:formula="of:=AVERAGE([.D22:.D25])" office:value-type="float" office:value="5.42026832253544" calcext:value-type="float">
            <text:p>5.42026832253544</text:p>
          </table:table-cell>
          <table:table-cell table:style-name="ce16" table:formula="of:=AVERAGE([.E22:.E25])" office:value-type="float" office:value="5.42818913277341" calcext:value-type="float">
            <text:p>5.42818913277341</text:p>
          </table:table-cell>
          <table:table-cell table:style-name="ce21" table:formula="of:=AVERAGE([.F22:.F25])" office:value-type="float" office:value="5.42641269316145" calcext:value-type="float">
            <text:p>5.42641269316145</text:p>
          </table:table-cell>
          <table:table-cell table:style-name="ce16" table:formula="of:=AVERAGE([.G22:.G25])" office:value-type="float" office:value="5.43168745942146" calcext:value-type="float">
            <text:p>5.43168745942146</text:p>
          </table:table-cell>
          <table:table-cell table:style-name="ce16" table:formula="of:=AVERAGE([.H22:.H25])" office:value-type="float" office:value="5.43110947997297" calcext:value-type="float">
            <text:p>5.43110947997297</text:p>
          </table:table-cell>
          <table:table-cell table:style-name="ce28" table:formula="of:=AVERAGE([.I22:.I25])" office:value-type="float" office:value="5.42753341757294" calcext:value-type="float">
            <text:p>5.42753341757294</text:p>
          </table:table-cell>
          <table:table-cell/>
          <table:table-cell table:formula="of:=MIN([.D26:.H26])" office:value-type="float" office:value="5.42026832253544" calcext:value-type="float">
            <text:p>5.420268322535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N → N/2 → N/4 → N/8</text:p>
          </table:table-cell>
          <table:covered-table-cell table:style-name="ce8"/>
          <table:covered-table-cell table:number-columns-repeated="5" table:style-name="ce11"/>
          <table:covered-table-cell table:style-name="ce25"/>
          <table:table-cell/>
          <table:table-cell office:value-type="string" calcext:value-type="string">
            <text:p>Deep net test</text:p>
          </table:table-cell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Features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11" calcext:value-type="float">
            <text:p>11</text:p>
          </table:table-cell>
          <table:table-cell table:style-name="ce13" office:value-type="float" office:value="5.39117512899208" calcext:value-type="float">
            <text:p>5.39117512899208</text:p>
          </table:table-cell>
          <table:table-cell table:style-name="ce13" office:value-type="float" office:value="5.39038225014686" calcext:value-type="float">
            <text:p>5.39038225014686</text:p>
          </table:table-cell>
          <table:table-cell table:style-name="ce13" office:value-type="float" office:value="5.39004414916542" calcext:value-type="float">
            <text:p>5.39004414916542</text:p>
          </table:table-cell>
          <table:table-cell table:style-name="ce13" office:value-type="float" office:value="5.39088466160602" calcext:value-type="float">
            <text:p>5.39088466160602</text:p>
          </table:table-cell>
          <table:table-cell table:style-name="ce13" office:value-type="float" office:value="5.39056762632668" calcext:value-type="float">
            <text:p>5.39056762632668</text:p>
          </table:table-cell>
          <table:table-cell table:style-name="ce31" table:formula="of:=AVERAGE([.D31:.H31])" office:value-type="float" office:value="5.39061076324741" calcext:value-type="float">
            <text:p>5.39061076324741</text:p>
          </table:table-cell>
          <table:table-cell/>
          <table:table-cell table:formula="of:=MIN([.I31:.I33])" office:value-type="float" office:value="5.39061076324741" calcext:value-type="float">
            <text:p>5.39061076324741</text:p>
          </table:table-cell>
        </table:table-row>
        <table:table-row table:style-name="ro1">
          <table:table-cell/>
          <table:table-cell table:style-name="ce3"/>
          <table:table-cell office:value-type="float" office:value="16" calcext:value-type="float">
            <text:p>16</text:p>
          </table:table-cell>
          <table:table-cell table:style-name="ce13" office:value-type="float" office:value="5.39337257694301" calcext:value-type="float">
            <text:p>5.39337257694301</text:p>
          </table:table-cell>
          <table:table-cell table:style-name="ce13" office:value-type="float" office:value="5.39699520328215" calcext:value-type="float">
            <text:p>5.39699520328215</text:p>
          </table:table-cell>
          <table:table-cell table:style-name="ce13" office:value-type="float" office:value="5.39521619556029" calcext:value-type="float">
            <text:p>5.39521619556029</text:p>
          </table:table-cell>
          <table:table-cell table:style-name="ce13" office:value-type="float" office:value="5.39507585465977" calcext:value-type="float">
            <text:p>5.39507585465977</text:p>
          </table:table-cell>
          <table:table-cell table:style-name="ce13" office:value-type="float" office:value="5.39448444360208" calcext:value-type="float">
            <text:p>5.39448444360208</text:p>
          </table:table-cell>
          <table:table-cell table:style-name="ce31" table:formula="of:=AVERAGE([.D32:.H32])" office:value-type="float" office:value="5.39502885480946" calcext:value-type="float">
            <text:p>5.39502885480946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31" calcext:value-type="float">
            <text:p>31</text:p>
          </table:table-cell>
          <table:table-cell table:style-name="ce13" office:value-type="float" office:value="5.39308408715777" calcext:value-type="float">
            <text:p>5.39308408715777</text:p>
          </table:table-cell>
          <table:table-cell table:style-name="ce13" office:value-type="float" office:value="5.39927117759012" calcext:value-type="float">
            <text:p>5.39927117759012</text:p>
          </table:table-cell>
          <table:table-cell table:style-name="ce13" office:value-type="float" office:value="5.39630786813907" calcext:value-type="float">
            <text:p>5.39630786813907</text:p>
          </table:table-cell>
          <table:table-cell table:style-name="ce13" office:value-type="float" office:value="5.40768179520081" calcext:value-type="float">
            <text:p>5.40768179520081</text:p>
          </table:table-cell>
          <table:table-cell table:style-name="ce13" office:value-type="float" office:value="5.40030727815079" calcext:value-type="float">
            <text:p>5.40030727815079</text:p>
          </table:table-cell>
          <table:table-cell table:style-name="ce31" table:formula="of:=AVERAGE([.D33:.H33])" office:value-type="float" office:value="5.39933044124771" calcext:value-type="float">
            <text:p>5.3993304412477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Min</text:p>
          </table:table-cell>
          <table:table-cell table:style-name="ce14" table:formula="of:=MIN([.D31:.D33])" office:value-type="float" office:value="5.39117512899208" calcext:value-type="float">
            <text:p>5.39117512899208</text:p>
          </table:table-cell>
          <table:table-cell table:style-name="ce14" table:formula="of:=MIN([.E31:.E33])" office:value-type="float" office:value="5.39038225014686" calcext:value-type="float">
            <text:p>5.39038225014686</text:p>
          </table:table-cell>
          <table:table-cell table:style-name="ce14" table:formula="of:=MIN([.F31:.F33])" office:value-type="float" office:value="5.39004414916542" calcext:value-type="float">
            <text:p>5.39004414916542</text:p>
          </table:table-cell>
          <table:table-cell table:style-name="ce14" table:formula="of:=MIN([.G31:.G33])" office:value-type="float" office:value="5.39088466160602" calcext:value-type="float">
            <text:p>5.39088466160602</text:p>
          </table:table-cell>
          <table:table-cell table:style-name="ce14" table:formula="of:=MIN([.H31:.H33])" office:value-type="float" office:value="5.39056762632668" calcext:value-type="float">
            <text:p>5.39056762632668</text:p>
          </table:table-cell>
          <table:table-cell table:style-name="ce32"/>
          <table:table-cell/>
          <table:table-cell table:formula="of:=MIN([.D34:.H34])" office:value-type="float" office:value="5.39004414916542" calcext:value-type="float">
            <text:p>5.390044149165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?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33" table:formula="of:=AVERAGE([.D39:.H39])" office:value-type="string" office:string-value="" calcext:value-type="error">
            <text:p>#DIV/0!</text:p>
          </table:table-cell>
          <table:table-cell/>
          <table:table-cell table:formula="of:=MIN([.I39:.I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33" table:formula="of:=AVERAGE([.D40:.H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33" table:formula="of:=AVERAGE([.D41:.H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33" table:formula="of:=AVERAGE([.D42:.H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7" table:formula="of:=AVERAGE([.D39:.D42])" office:value-type="string" office:string-value="" calcext:value-type="error">
            <text:p>#DIV/0!</text:p>
          </table:table-cell>
          <table:table-cell table:style-name="ce17" table:formula="of:=AVERAGE([.E39:.E42])" office:value-type="string" office:string-value="" calcext:value-type="error">
            <text:p>#DIV/0!</text:p>
          </table:table-cell>
          <table:table-cell table:style-name="ce22" table:formula="of:=AVERAGE([.F39:.F42])" office:value-type="string" office:string-value="" calcext:value-type="error">
            <text:p>#DIV/0!</text:p>
          </table:table-cell>
          <table:table-cell table:style-name="ce17" table:formula="of:=AVERAGE([.G39:.G42])" office:value-type="string" office:string-value="" calcext:value-type="error">
            <text:p>#DIV/0!</text:p>
          </table:table-cell>
          <table:table-cell table:style-name="ce17" table:formula="of:=AVERAGE([.H39:.H42])" office:value-type="string" office:string-value="" calcext:value-type="error">
            <text:p>#DIV/0!</text:p>
          </table:table-cell>
          <table:table-cell table:style-name="ce28" table:formula="of:=AVERAGE([.I39:.I42])" office:value-type="string" office:string-value="" calcext:value-type="error">
            <text:p>#DIV/0!</text:p>
          </table:table-cell>
          <table:table-cell/>
          <table:table-cell table:formula="of:=MIN([.D43:.H4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?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34" table:formula="of:=AVERAGE([.D48:.H48])" office:value-type="string" office:string-value="" calcext:value-type="error">
            <text:p>#DIV/0!</text:p>
          </table:table-cell>
          <table:table-cell/>
          <table:table-cell table:formula="of:=MIN([.I48:.I5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34" table:formula="of:=AVERAGE([.D49:.H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34" table:formula="of:=AVERAGE([.D50:.H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34" table:formula="of:=AVERAGE([.D51:.H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18" table:formula="of:=AVERAGE([.D48:.D51])" office:value-type="string" office:string-value="" calcext:value-type="error">
            <text:p>#DIV/0!</text:p>
          </table:table-cell>
          <table:table-cell table:style-name="ce18" table:formula="of:=AVERAGE([.E48:.E51])" office:value-type="string" office:string-value="" calcext:value-type="error">
            <text:p>#DIV/0!</text:p>
          </table:table-cell>
          <table:table-cell table:style-name="ce23" table:formula="of:=AVERAGE([.F48:.F51])" office:value-type="string" office:string-value="" calcext:value-type="error">
            <text:p>#DIV/0!</text:p>
          </table:table-cell>
          <table:table-cell table:style-name="ce18" table:formula="of:=AVERAGE([.G48:.G51])" office:value-type="string" office:string-value="" calcext:value-type="error">
            <text:p>#DIV/0!</text:p>
          </table:table-cell>
          <table:table-cell table:style-name="ce18" table:formula="of:=AVERAGE([.H48:.H51])" office:value-type="string" office:string-value="" calcext:value-type="error">
            <text:p>#DIV/0!</text:p>
          </table:table-cell>
          <table:table-cell table:style-name="ce28" table:formula="of:=AVERAGE([.I48:.I51])" office:value-type="string" office:string-value="" calcext:value-type="error">
            <text:p>#DIV/0!</text:p>
          </table:table-cell>
          <table:table-cell/>
          <table:table-cell table:formula="of:=MIN([.D52:.H52])" office:value-type="string" office:string-value="" calcext:value-type="error">
            <text:p>#DIV/0!</text:p>
          </table:table-cell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ound 1 Tests'.D8:'Round 1 Tests'.H8 'Round 1 Tests'.D34:'Round 1 Tests'.H34">
            <calcext:condition calcext:apply-style-name="Good" calcext:value="=MIN([.D8:.H8])" calcext:base-cell-address="'Round 1 Tests'.D8"/>
          </calcext:conditional-format>
          <calcext:conditional-format calcext:target-range-address="'Round 1 Tests'.D17:'Round 1 Tests'.H17">
            <calcext:condition calcext:apply-style-name="Good" calcext:value="=MIN([.D17:.H17])" calcext:base-cell-address="'Round 1 Tests'.D17"/>
          </calcext:conditional-format>
          <calcext:conditional-format calcext:target-range-address="'Round 1 Tests'.I4:'Round 1 Tests'.I7">
            <calcext:condition calcext:apply-style-name="Good" calcext:value="=MIN([.I4:.I7])" calcext:base-cell-address="'Round 1 Tests'.I4"/>
          </calcext:conditional-format>
          <calcext:conditional-format calcext:target-range-address="'Round 1 Tests'.I13:'Round 1 Tests'.I16">
            <calcext:condition calcext:apply-style-name="Good" calcext:value="=MIN([.I13:.I16])" calcext:base-cell-address="'Round 1 Tests'.I13"/>
          </calcext:conditional-format>
          <calcext:conditional-format calcext:target-range-address="'Round 1 Tests'.I22:'Round 1 Tests'.I25">
            <calcext:condition calcext:apply-style-name="Good" calcext:value="=MIN([.I22:.I25])" calcext:base-cell-address="'Round 1 Tests'.I22"/>
          </calcext:conditional-format>
          <calcext:conditional-format calcext:target-range-address="'Round 1 Tests'.D26:'Round 1 Tests'.H26">
            <calcext:condition calcext:apply-style-name="Good" calcext:value="=MIN([.D26:.H26])" calcext:base-cell-address="'Round 1 Tests'.D26"/>
          </calcext:conditional-format>
          <calcext:conditional-format calcext:target-range-address="'Round 1 Tests'.D43:'Round 1 Tests'.H43">
            <calcext:condition calcext:apply-style-name="Good" calcext:value="=MIN([.D43:.H43])" calcext:base-cell-address="'Round 1 Tests'.D43"/>
          </calcext:conditional-format>
          <calcext:conditional-format calcext:target-range-address="'Round 1 Tests'.D52:'Round 1 Tests'.H52">
            <calcext:condition calcext:apply-style-name="Good" calcext:value="=MIN([.D52:.H52])" calcext:base-cell-address="'Round 1 Tests'.D52"/>
          </calcext:conditional-format>
          <calcext:conditional-format calcext:target-range-address="'Round 1 Tests'.I39:'Round 1 Tests'.I42">
            <calcext:condition calcext:apply-style-name="Good" calcext:value="=MIN([.I39:.I42])" calcext:base-cell-address="'Round 1 Tests'.I39"/>
          </calcext:conditional-format>
          <calcext:conditional-format calcext:target-range-address="'Round 1 Tests'.I48:'Round 1 Tests'.I51">
            <calcext:condition calcext:apply-style-name="Good" calcext:value="=MIN([.I48:.I51])" calcext:base-cell-address="'Round 1 Tests'.I48"/>
          </calcext:conditional-format>
          <calcext:conditional-format calcext:target-range-address="'Round 1 Tests'.I31:'Round 1 Tests'.I33">
            <calcext:condition calcext:apply-style-name="Good" calcext:value="=MIN([.I31:.I33])" calcext:base-cell-address="'Round 1 Tests'.I31"/>
          </calcext:conditional-format>
        </calcext:conditional-formats>
      </table:table>
      <table:table table:name="Round 2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column table:style-name="co4" table:default-cell-style-name="ce24"/>
        <table:table-column table:style-name="co5" table:default-cell-style-name="Default"/>
        <table:table-column table:style-name="co4" table:default-cell-style-name="ce35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1</text:p>
          </table:table-cell>
          <table:table-cell table:style-name="ce8"/>
          <table:table-cell table:style-name="ce11" table:number-columns-repeated="5"/>
          <table:table-cell table:style-name="ce25"/>
          <table:table-cell/>
          <table:table-cell office:value-type="string" calcext:value-type="string">
            <text:p>(ignore)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47" table:formula="of:=AVERAGE([.D4:.H4])" office:value-type="string" office:string-value="" calcext:value-type="error">
            <text:p>#DIV/0!</text:p>
          </table:table-cell>
          <table:table-cell/>
          <table:table-cell table:formula="of:=MIN([.I4:.I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47" table:formula="of:=AVERAGE([.D5:.H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47" table:formula="of:=AVERAGE([.D6:.H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47" table:formula="of:=AVERAGE([.D7:.H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37" table:formula="of:=AVERAGE([.D4:.D7])" office:value-type="string" office:string-value="" calcext:value-type="error">
            <text:p>#DIV/0!</text:p>
          </table:table-cell>
          <table:table-cell table:style-name="ce37" table:formula="of:=AVERAGE([.E4:.E7])" office:value-type="string" office:string-value="" calcext:value-type="error">
            <text:p>#DIV/0!</text:p>
          </table:table-cell>
          <table:table-cell table:style-name="ce42" table:formula="of:=AVERAGE([.F4:.F7])" office:value-type="string" office:string-value="" calcext:value-type="error">
            <text:p>#DIV/0!</text:p>
          </table:table-cell>
          <table:table-cell table:style-name="ce37" table:formula="of:=AVERAGE([.G4:.G7])" office:value-type="string" office:string-value="" calcext:value-type="error">
            <text:p>#DIV/0!</text:p>
          </table:table-cell>
          <table:table-cell table:style-name="ce37" table:formula="of:=AVERAGE([.H4:.H7])" office:value-type="string" office:string-value="" calcext:value-type="error">
            <text:p>#DIV/0!</text:p>
          </table:table-cell>
          <table:table-cell table:style-name="ce28" table:formula="of:=AVERAGE([.I4:.I7])" office:value-type="string" office:string-value="" calcext:value-type="error">
            <text:p>#DIV/0!</text:p>
          </table:table-cell>
          <table:table-cell/>
          <table:table-cell table:formula="of:=MIN([.D8:.H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16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48" table:formula="of:=AVERAGE([.D13:.H13])" office:value-type="string" office:string-value="" calcext:value-type="error">
            <text:p>#DIV/0!</text:p>
          </table:table-cell>
          <table:table-cell/>
          <table:table-cell table:formula="of:=MIN([.I13:.I1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48" table:formula="of:=AVERAGE([.D14:.H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48" table:formula="of:=AVERAGE([.D15:.H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48" table:formula="of:=AVERAGE([.D16:.H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38" table:formula="of:=AVERAGE([.D13:.D16])" office:value-type="string" office:string-value="" calcext:value-type="error">
            <text:p>#DIV/0!</text:p>
          </table:table-cell>
          <table:table-cell table:style-name="ce38" table:formula="of:=AVERAGE([.E13:.E16])" office:value-type="string" office:string-value="" calcext:value-type="error">
            <text:p>#DIV/0!</text:p>
          </table:table-cell>
          <table:table-cell table:style-name="ce43" table:formula="of:=AVERAGE([.F13:.F16])" office:value-type="string" office:string-value="" calcext:value-type="error">
            <text:p>#DIV/0!</text:p>
          </table:table-cell>
          <table:table-cell table:style-name="ce38" table:formula="of:=AVERAGE([.G13:.G16])" office:value-type="string" office:string-value="" calcext:value-type="error">
            <text:p>#DIV/0!</text:p>
          </table:table-cell>
          <table:table-cell table:style-name="ce38" table:formula="of:=AVERAGE([.H13:.H16])" office:value-type="string" office:string-value="" calcext:value-type="error">
            <text:p>#DIV/0!</text:p>
          </table:table-cell>
          <table:table-cell table:style-name="ce28" table:formula="of:=AVERAGE([.I13:.I16])" office:value-type="string" office:string-value="" calcext:value-type="error">
            <text:p>#DIV/0!</text:p>
          </table:table-cell>
          <table:table-cell/>
          <table:table-cell table:formula="of:=MIN([.D17:.H17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31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49" table:formula="of:=AVERAGE([.D22:.H22])" office:value-type="string" office:string-value="" calcext:value-type="error">
            <text:p>#DIV/0!</text:p>
          </table:table-cell>
          <table:table-cell/>
          <table:table-cell table:formula="of:=MIN([.I22:.I2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49" table:formula="of:=AVERAGE([.D23:.H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49" table:formula="of:=AVERAGE([.D24:.H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49" table:formula="of:=AVERAGE([.D25:.H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39" table:formula="of:=AVERAGE([.D22:.D25])" office:value-type="string" office:string-value="" calcext:value-type="error">
            <text:p>#DIV/0!</text:p>
          </table:table-cell>
          <table:table-cell table:style-name="ce39" table:formula="of:=AVERAGE([.E22:.E25])" office:value-type="string" office:string-value="" calcext:value-type="error">
            <text:p>#DIV/0!</text:p>
          </table:table-cell>
          <table:table-cell table:style-name="ce44" table:formula="of:=AVERAGE([.F22:.F25])" office:value-type="string" office:string-value="" calcext:value-type="error">
            <text:p>#DIV/0!</text:p>
          </table:table-cell>
          <table:table-cell table:style-name="ce39" table:formula="of:=AVERAGE([.G22:.G25])" office:value-type="string" office:string-value="" calcext:value-type="error">
            <text:p>#DIV/0!</text:p>
          </table:table-cell>
          <table:table-cell table:style-name="ce39" table:formula="of:=AVERAGE([.H22:.H25])" office:value-type="string" office:string-value="" calcext:value-type="error">
            <text:p>#DIV/0!</text:p>
          </table:table-cell>
          <table:table-cell table:style-name="ce28" table:formula="of:=AVERAGE([.I22:.I25])" office:value-type="string" office:string-value="" calcext:value-type="error">
            <text:p>#DIV/0!</text:p>
          </table:table-cell>
          <table:table-cell/>
          <table:table-cell table:formula="of:=MIN([.D26:.H26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N → N/2 → N/4 → N/8</text:p>
          </table:table-cell>
          <table:covered-table-cell table:style-name="ce8"/>
          <table:covered-table-cell table:number-columns-repeated="5" table:style-name="ce11"/>
          <table:covered-table-cell table:style-name="ce25"/>
          <table:table-cell/>
          <table:table-cell office:value-type="string" calcext:value-type="string">
            <text:p>Deep net test</text:p>
          </table:table-cell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Features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11" calcext:value-type="float">
            <text:p>11</text:p>
          </table:table-cell>
          <table:table-cell table:style-name="ce13" table:number-columns-repeated="5"/>
          <table:table-cell table:style-name="ce50" table:formula="of:=AVERAGE([.D31:.H31])" office:value-type="string" office:string-value="" calcext:value-type="error">
            <text:p>#DIV/0!</text:p>
          </table:table-cell>
          <table:table-cell/>
          <table:table-cell table:formula="of:=MIN([.I31:.I3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/>
          <table:table-cell office:value-type="float" office:value="16" calcext:value-type="float">
            <text:p>16</text:p>
          </table:table-cell>
          <table:table-cell table:style-name="ce13" table:number-columns-repeated="5"/>
          <table:table-cell table:style-name="ce50" table:formula="of:=AVERAGE([.D32:.H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office:value-type="float" office:value="31" calcext:value-type="float">
            <text:p>31</text:p>
          </table:table-cell>
          <table:table-cell table:style-name="ce13" table:number-columns-repeated="5"/>
          <table:table-cell table:style-name="ce50" table:formula="of:=AVERAGE([.D33:.H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Min</text:p>
          </table:table-cell>
          <table:table-cell table:style-name="ce37" table:formula="of:=MIN([.D31:.D33])" office:value-type="float" office:value="0" calcext:value-type="float">
            <text:p>0</text:p>
          </table:table-cell>
          <table:table-cell table:style-name="ce37" table:formula="of:=MIN([.E31:.E33])" office:value-type="float" office:value="0" calcext:value-type="float">
            <text:p>0</text:p>
          </table:table-cell>
          <table:table-cell table:style-name="ce37" table:formula="of:=MIN([.F31:.F33])" office:value-type="float" office:value="0" calcext:value-type="float">
            <text:p>0</text:p>
          </table:table-cell>
          <table:table-cell table:style-name="ce37" table:formula="of:=MIN([.G31:.G33])" office:value-type="float" office:value="0" calcext:value-type="float">
            <text:p>0</text:p>
          </table:table-cell>
          <table:table-cell table:style-name="ce37" table:formula="of:=MIN([.H31:.H33])" office:value-type="float" office:value="0" calcext:value-type="float">
            <text:p>0</text:p>
          </table:table-cell>
          <table:table-cell table:style-name="ce32"/>
          <table:table-cell/>
          <table:table-cell table:formula="of:=MIN([.D34:.H3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?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51" table:formula="of:=AVERAGE([.D39:.H39])" office:value-type="string" office:string-value="" calcext:value-type="error">
            <text:p>#DIV/0!</text:p>
          </table:table-cell>
          <table:table-cell/>
          <table:table-cell table:formula="of:=MIN([.I39:.I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51" table:formula="of:=AVERAGE([.D40:.H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51" table:formula="of:=AVERAGE([.D41:.H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51" table:formula="of:=AVERAGE([.D42:.H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40" table:formula="of:=AVERAGE([.D39:.D42])" office:value-type="string" office:string-value="" calcext:value-type="error">
            <text:p>#DIV/0!</text:p>
          </table:table-cell>
          <table:table-cell table:style-name="ce40" table:formula="of:=AVERAGE([.E39:.E42])" office:value-type="string" office:string-value="" calcext:value-type="error">
            <text:p>#DIV/0!</text:p>
          </table:table-cell>
          <table:table-cell table:style-name="ce45" table:formula="of:=AVERAGE([.F39:.F42])" office:value-type="string" office:string-value="" calcext:value-type="error">
            <text:p>#DIV/0!</text:p>
          </table:table-cell>
          <table:table-cell table:style-name="ce40" table:formula="of:=AVERAGE([.G39:.G42])" office:value-type="string" office:string-value="" calcext:value-type="error">
            <text:p>#DIV/0!</text:p>
          </table:table-cell>
          <table:table-cell table:style-name="ce40" table:formula="of:=AVERAGE([.H39:.H42])" office:value-type="string" office:string-value="" calcext:value-type="error">
            <text:p>#DIV/0!</text:p>
          </table:table-cell>
          <table:table-cell table:style-name="ce28" table:formula="of:=AVERAGE([.I39:.I42])" office:value-type="string" office:string-value="" calcext:value-type="error">
            <text:p>#DIV/0!</text:p>
          </table:table-cell>
          <table:table-cell/>
          <table:table-cell table:formula="of:=MIN([.D43:.H4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=?</text:p>
          </table:table-cell>
          <table:table-cell table:style-name="ce8"/>
          <table:table-cell table:style-name="ce11" table:number-columns-repeated="5"/>
          <table:table-cell table:style-name="ce25"/>
          <table:table-cell table:number-columns-repeated="2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Network</text:p>
          </table:table-cell>
          <table:table-cell table:style-name="ce12" office:value-type="string" calcext:value-type="string">
            <text:p>Fold 1</text:p>
          </table:table-cell>
          <table:table-cell table:style-name="ce12" office:value-type="string" calcext:value-type="string">
            <text:p>Fold 2</text:p>
          </table:table-cell>
          <table:table-cell table:style-name="ce12" office:value-type="string" calcext:value-type="string">
            <text:p>Fold 3</text:p>
          </table:table-cell>
          <table:table-cell table:style-name="ce12" office:value-type="string" calcext:value-type="string">
            <text:p>Fold 4</text:p>
          </table:table-cell>
          <table:table-cell table:style-name="ce12" office:value-type="string" calcext:value-type="string">
            <text:p>Fold 5</text:p>
          </table:table-cell>
          <table:table-cell table:style-name="ce26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 → N/8</text:p>
          </table:table-cell>
          <table:table-cell table:style-name="ce13" table:number-columns-repeated="5"/>
          <table:table-cell table:style-name="ce52" table:formula="of:=AVERAGE([.D48:.H48])" office:value-type="string" office:string-value="" calcext:value-type="error">
            <text:p>#DIV/0!</text:p>
          </table:table-cell>
          <table:table-cell/>
          <table:table-cell table:formula="of:=MIN([.I48:.I5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 → N/4</text:p>
          </table:table-cell>
          <table:table-cell table:style-name="ce13" table:number-columns-repeated="5"/>
          <table:table-cell table:style-name="ce52" table:formula="of:=AVERAGE([.D49:.H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 → N/2</text:p>
          </table:table-cell>
          <table:table-cell table:style-name="ce13" table:number-columns-repeated="5"/>
          <table:table-cell table:style-name="ce52" table:formula="of:=AVERAGE([.D50:.H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 → N/1</text:p>
          </table:table-cell>
          <table:table-cell table:style-name="ce13" table:number-columns-repeated="5"/>
          <table:table-cell table:style-name="ce52" table:formula="of:=AVERAGE([.D51:.H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verage</text:p>
          </table:table-cell>
          <table:table-cell table:style-name="ce41" table:formula="of:=AVERAGE([.D48:.D51])" office:value-type="string" office:string-value="" calcext:value-type="error">
            <text:p>#DIV/0!</text:p>
          </table:table-cell>
          <table:table-cell table:style-name="ce41" table:formula="of:=AVERAGE([.E48:.E51])" office:value-type="string" office:string-value="" calcext:value-type="error">
            <text:p>#DIV/0!</text:p>
          </table:table-cell>
          <table:table-cell table:style-name="ce46" table:formula="of:=AVERAGE([.F48:.F51])" office:value-type="string" office:string-value="" calcext:value-type="error">
            <text:p>#DIV/0!</text:p>
          </table:table-cell>
          <table:table-cell table:style-name="ce41" table:formula="of:=AVERAGE([.G48:.G51])" office:value-type="string" office:string-value="" calcext:value-type="error">
            <text:p>#DIV/0!</text:p>
          </table:table-cell>
          <table:table-cell table:style-name="ce41" table:formula="of:=AVERAGE([.H48:.H51])" office:value-type="string" office:string-value="" calcext:value-type="error">
            <text:p>#DIV/0!</text:p>
          </table:table-cell>
          <table:table-cell table:style-name="ce28" table:formula="of:=AVERAGE([.I48:.I51])" office:value-type="string" office:string-value="" calcext:value-type="error">
            <text:p>#DIV/0!</text:p>
          </table:table-cell>
          <table:table-cell/>
          <table:table-cell table:formula="of:=MIN([.D52:.H52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6" office:value-type="string" calcext:value-type="string">
            <text:p>Round 1 showed that the additional features (up to +20) were not helpful; seeing if engineering these post-normalization and imputation makes a difference.</text:p>
          </table:table-cell>
          <table:table-cell table:number-columns-repeated="9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ound 2 Tests'.D8:'Round 2 Tests'.H8 'Round 2 Tests'.D34:'Round 2 Tests'.H34 'Round 2 Tests'.D17:'Round 2 Tests'.H17 'Round 2 Tests'.D26:'Round 2 Tests'.H26 'Round 2 Tests'.D43:'Round 2 Tests'.H43 'Round 2 Tests'.D52:'Round 2 Tests'.H52">
            <calcext:condition calcext:apply-style-name="Good" calcext:value="=MIN([.D8:.H8])" calcext:base-cell-address="'Round 2 Tests'.D8"/>
          </calcext:conditional-format>
          <calcext:conditional-format calcext:target-range-address="'Round 2 Tests'.I4:'Round 2 Tests'.I7 'Round 2 Tests'.I13:'Round 2 Tests'.I16 'Round 2 Tests'.I22:'Round 2 Tests'.I25 'Round 2 Tests'.I39:'Round 2 Tests'.I42 'Round 2 Tests'.I48:'Round 2 Tests'.I51">
            <calcext:condition calcext:apply-style-name="Good" calcext:value="=MIN([.I4:.I7])" calcext:base-cell-address="'Round 2 Tests'.I4"/>
          </calcext:conditional-format>
          <calcext:conditional-format calcext:target-range-address="'Round 2 Tests'.I31:'Round 2 Tests'.I33">
            <calcext:condition calcext:apply-style-name="Good" calcext:value="=MIN([.I31:.I33])" calcext:base-cell-address="'Round 2 Tests'.I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5:49:34.900013999</meta:creation-date>
    <dc:date>2023-11-21T08:51:24.062550750</dc:date>
    <meta:editing-duration>PT37M24S</meta:editing-duration>
    <meta:editing-cycles>5</meta:editing-cycles>
    <meta:generator>LibreOffice/7.3.7.2$Linux_X86_64 LibreOffice_project/30$Build-2</meta:generator>
    <meta:document-statistic meta:table-count="2" meta:cell-count="414" meta:object-count="0"/>
  </office:meta>
</office:document-meta>
</file>